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cm" style:contextual-spacing="false" fo:text-align="start" style:justify-single-word="false" fo:text-indent="0cm" style:auto-text-indent="false"/>
      <style:text-properties fo:color="#008f75" loext:opacity="100%" fo:font-weight="bold"/>
    </style:style>
    <style:style style:name="P2" style:family="paragraph" style:parent-style-name="Heading_20_1">
      <style:paragraph-properties fo:margin-left="0cm" fo:margin-right="0cm" fo:margin-top="0.265cm" fo:margin-bottom="0.529cm" style:contextual-spacing="false" fo:text-indent="0cm" style:auto-text-indent="false"/>
      <style:text-properties fo:color="#8a5f31" loext:opacity="100%" fo:font-weight="bold"/>
    </style:style>
    <style:style style:name="P3" style:family="paragraph" style:parent-style-name="Heading_20_2">
      <style:text-properties loext:padding="0cm" loext:border="none"/>
    </style:style>
    <style:style style:name="P4" style:family="paragraph" style:parent-style-name="Text_20_body">
      <style:text-properties loext:padding="0cm" loext:border="none"/>
    </style:style>
    <style:style style:name="P5" style:family="paragraph" style:parent-style-name="Text_20_body" style:list-style-name="L1">
      <style:paragraph-properties fo:margin-top="0.265cm" fo:margin-bottom="0.529cm" style:contextual-spacing="false"/>
    </style:style>
    <style:style style:name="P6" style:family="paragraph" style:parent-style-name="Text_20_body">
      <style:paragraph-properties fo:margin-top="0.265cm" fo:margin-bottom="0.529cm" style:contextual-spacing="false"/>
    </style:style>
    <style:style style:name="T1" style:family="text">
      <style:text-properties loext:padding="0cm" loext:border="none"/>
    </style:style>
    <style:style style:name="T2" style:family="text">
      <style:text-properties fo:color="#0055a6" loext:opacity="100%" style:text-line-through-style="none" style:text-line-through-type="none" style:text-underline-style="none" style:text-blinking="false" fo:background-color="#faf8f2" loext:char-shading-value="0" loext:padding-left="0cm" loext:padding-right="0cm" loext:padding-top="0.265cm" loext:padding-bottom="0.265cm" loext:border-left="none" loext:border-right="none" loext:border-top="0.74pt dotted #ebe3cc" loext:border-bottom="0.74pt dotted #ebe3c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Guia de lectura</text:h>
      <text:section text:style-name="Sect1" text:name="ta1_85">
        <text:p text:style-name="P4">A continuación se ofrece una guía para la lectura de una selección de artículos sobre Frameworks (y temas fuertemente relacionados). La guía está organizada por tema.</text:p>
        <text:h text:style-name="P3" text:outline-level="2">Reúso de software</text:h>
        <text:p text:style-name="P4">El capítulo 16 de la 9na edición del libro Ingeniería de Software de Ian Sommervile (Sommerville 2010) trata específicamente el tema reúso. Habla especialmente de Frameworks y de líneas de producción de software (este tema no lo tratamos en la asignatura). El autor publicó en su sitio una presentación de ese capítulo que puede servir como ayuda-memoria. Prestar atención a las transparencias en las que habla de los problemas y los beneficios (6 a 9) y a las que hablan sobre las distinas alternativas de reuso disponibles (12 y 13). De esas, solo nos hemos enfocado en patterns y frameworks.</text:p>
        <text:h text:style-name="P3" text:outline-level="2">Frameworks: que son, como hacerlos, como usarlos, como aprenderlos</text:h>
        <text:p text:style-name="P4">El libro Building Application Frameworks (Fayad  1999) es uno de los mas completos sobre frameworks. Está disponible en biblioteca. El capitulo 1 (que podrán descargar desde la sección de ficheros adjuntos) define frameworks y discute ventajas y desventajas. También discute brevemente que implica hacerlos, usarlos, aprenderlos (estos temas se tratan mas en profundidad en el resto del libro).</text:p>
        <text:h text:style-name="P3" text:outline-level="2">Reúso Blackbox vs Whitebox - Componentes vs. Objetos</text:h>
        <text:p text:style-name="P4">Si bien el foco del articulo de C. Szyperski  (Szyperski 1999) no es Frameworks, discute la diferencia entre reúso whitebox y reúso blackbox (intrepretación que es valida cuando hablamos de frameworks y hostpots). Adicionalmente, hace un análisis interesante de la diferencia entre Objetos y Componentes. En el marco de la asignaura no hablamos de componentes ni de Programación Orientada a Componentes. Es interesante, de todas maneras, conocer la discusión porque sirve de base a otras estrategias de reuso sistemático como es el caso de composición de servicios (Service Oriented Programming), tema que se ve en la asignatura optativa "Patrones de Arquitecturas de Software de Aplicaciones Enterprise". En el pdf del articulo que podrá encontrar en la sección de ficheros adjuntos se han resaltado con color algunos pasajes cuya lectura es recomendable.</text:p>
        <text:h text:style-name="P3" text:outline-level="2">Frameworks - Inversión de control - Whitebox &amp; Blackbox - Relación con Patterns - Fuerzas y debilidades</text:h>
        <text:p text:style-name="P4">El articulo "Object Oriented Application Frameworks" (Fayad 1997) discute los beneficions de la creación y uso de frameworks. Define inversión de control. Clasifica los frameworks de acuerdo a su alcance (infraestructura, integración, y empresariales). Da una completa definición de blackbox y whitebox y discute la relación de esto con patrones como el template method, y el strategy. En el pdf se han resaltado con color algunos pasajes cuya lectura es recomendable. Hace una discusión extensa de las fortalezas y debilidades de los frameworks.</text:p>
        <text:h text:style-name="P3" text:outline-level="2"><text:soft-page-break/>Desarrollo de frameworks - Hotspots - White vs Black - Patterns -Herramientas </text:h>
        <text:p text:style-name="P4">En su artículo "Evolving Frameworks: A Pattern Language for Developing Object-Oriented Frameworks" (Roberts 1996), los autores describen el proceso de desarrollo de frameworks. Hablan de la importancia de conocer bien el dominio antes de comenzar; hablan de blackbox y whitebox, hablan de hotspots, y hablan de herramientas para asistir a los programadores en el uso/instanciación del framework. Discute que patrones de diseño pueden ser de utilidad en cada paso del desarrollo del framework. Está escrito en forma de patrones. </text:p>
        <text:h text:style-name="P3" text:outline-level="2">Hotspots - Template/Hook - Patones</text:h>
        <text:p text:style-name="P4">El objetivo del articulo de Pree (Pree 1995) es presentar a los hotspots como la característica principal en la descripción/especificación de un framework. Los hotspots guian todo el proceso de desarrollo del mismo y actuan como documentación de uso. Habla de templates y hooks pero no se restringe a la interpretación que se hace en el template method sino que también habla de templates/hooks en la composición. Discute que impacto tiene esta diferencia en el comportamiento runtime de la aplicación. Discute también la relación entre patrones y hotspots. Introduce el concepto de Tarjeta de Hotpot para describir un hotspot (ya sea como requerimiento para quien desarrolla el framework o como documentación para el usuario). Define un proceso a en el cual, la definición de los hotspots guia el desarrollo del framework. En la asignatura no alcanzamos a hablar de este proceso y de las tarjetas.</text:p>
        <text:h text:style-name="P3" text:outline-level="2">Reúso - Librerías y frameworks - Blackbox y Whitebox - Toolkits </text:h>
        <text:p text:style-name="P4">En su articulo "Designing reusable classes" (Johnson 1988), Johnson y Foote discuten como los diseños orientados a objetos fomentan el reúso. Primero habla de abstracción, herencia y polimorfirmo. Luego habla sobre frameworks y  librerías de clases. Da una definición de inversión de control. Explica cuales son las dificultades con el uso de whitebox frameworks. También discute como, con el tiempo, un framework evoluciona desde whitebox a blackbox. En algunas secciones da a entender que cualquier buen conjunto de clases puede verse como un framework (sin hacer referencia a inversión de control). Trabajos que se escribieron mas tarde, introdujeron inversión de control como una característica fundamental para diferenciar framework de libreria o jerarquia de clases. Noten también en la sección 6, que muchas de las recomendaciónes de diseño que dan se relacionan a los malos olores y refactorings que serían publicados mas adelante. Si bien es un articulo viejo y repite temas que ya sabemos (o deberíamos saber) no está demás repasarlos y reflexionar sobre ellos. </text:p>
      </text:section>
      <text:h text:style-name="P2" text:outline-level="1">Ficheros adjuntos</text:h>
      <text:section text:style-name="Sect1" text:name="ta3_82">
        <text:p text:style-name="P6"/>
      </text:section>
      <text:list text:style-name="L1">
        <text:list-item>
          <text:p text:style-name="P5"><text:a xlink:type="simple" xlink:href="https://catedras.linti.unlp.edu.ar/pluginfile.php/133397/mod_imscp/content/1/sommervile04_reuse_ppt.pdf" office:target-frame-name="_blank" xlink:show="new" text:style-name="Internet_20_link" text:visited-style-name="Visited_20_Internet_20_Link"><text:soft-page-break/><text:span text:style-name="T2">Ian Sommerville. Software Engineering. Addison-Wesley; 9 edition (March 13, 2010). Presentación del capítulo 16. El libro completo lo encontrará en biblioteca o si no, comuniquese son la cátedra. (Ventana nueva)</text:span></text:a></text:p>
        </text:list-item>
        <text:list-item>
          <text:p text:style-name="P5"><text:a xlink:type="simple" xlink:href="https://catedras.linti.unlp.edu.ar/pluginfile.php/133397/mod_imscp/content/1/Szyperski99.pdf" office:target-frame-name="_blank" xlink:show="new" text:style-name="Internet_20_link" text:visited-style-name="Visited_20_Internet_20_Link"><text:span text:style-name="T2">Szyperski, Clemens. Components vs. objects vs. component objects. Proceedings of OOP. Vol. 1999. 1999. (Ventana nueva)</text:span></text:a></text:p>
        </text:list-item>
        <text:list-item>
          <text:p text:style-name="P5"><text:a xlink:type="simple" xlink:href="https://catedras.linti.unlp.edu.ar/pluginfile.php/133397/mod_imscp/content/1/fayad97.pdf" office:target-frame-name="_blank" xlink:show="new" text:style-name="Internet_20_link" text:visited-style-name="Visited_20_Internet_20_Link"><text:span text:style-name="T2">Fayad, Mohamed, and Douglas C. Schmidt. Object-oriented application frameworks. Communications of the ACM 40.10 (1997): 32-38 (Ventana nueva)</text:span></text:a></text:p>
        </text:list-item>
        <text:list-item>
          <text:p text:style-name="P5"><text:a xlink:type="simple" xlink:href="https://catedras.linti.unlp.edu.ar/pluginfile.php/133397/mod_imscp/content/1/building-applicaction-frameworks-chapter-1.pdf" office:target-frame-name="_blank" xlink:show="new" text:style-name="Internet_20_link" text:visited-style-name="Visited_20_Internet_20_Link"><text:span text:style-name="T2">M. E. Fayad, D. C. Schmidt, and R. E. Johnson, Building Application Frameworks: Object-oriented Foundations of Framework Design. New York, NY, USA: John Wiley &amp; Sons, Inc., 1999. Capitulo 1 - Introducción (Ventana nueva)</text:span></text:a></text:p>
        </text:list-item>
        <text:list-item>
          <text:p text:style-name="P5"><text:a xlink:type="simple" xlink:href="https://catedras.linti.unlp.edu.ar/pluginfile.php/133397/mod_imscp/content/1/roberts96.pdf" office:target-frame-name="_blank" xlink:show="new" text:style-name="Internet_20_link" text:visited-style-name="Visited_20_Internet_20_Link"><text:span text:style-name="T2">Don Roberts and Ralph Johnson. Evolving frameworks: A pattern language for developing object-oriented frameworks. Pattern languages of program design 3 (1996): 471-486. (Ventana nueva)</text:span></text:a></text:p>
        </text:list-item>
        <text:list-item>
          <text:p text:style-name="P5"><text:a xlink:type="simple" xlink:href="https://catedras.linti.unlp.edu.ar/pluginfile.php/133397/mod_imscp/content/1/pree95.pdf" office:target-frame-name="_blank" xlink:show="new" text:style-name="Internet_20_link" text:visited-style-name="Visited_20_Internet_20_Link"><text:span text:style-name="T2">W. Pree, Hot-spot-driven framework development, in Summer School on Reusable Architectures in Object-Oriented software Development, 1995, pp. 123–127 (Ventana nueva)</text:span></text:a></text:p>
        </text:list-item>
        <text:list-item>
          <text:p text:style-name="P5"><text:a xlink:type="simple" xlink:href="https://catedras.linti.unlp.edu.ar/pluginfile.php/133397/mod_imscp/content/1/johnson88.pdf" office:target-frame-name="_blank" xlink:show="new" text:style-name="Internet_20_link" text:visited-style-name="Visited_20_Internet_20_Link"><text:soft-page-break/><text:span text:style-name="T2">Johnson, Ralph E., and Brian Foote. Designing reusable classes. Journal of object-oriented programming 1.2 (1988): 22-35 (Ventana nueva)</text:span></text:a></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3T17:43:19.352000000</meta:creation-date>
    <dc:date>2024-06-03T17:46:18.901000000</dc:date>
    <meta:editing-duration>PT2M59S</meta:editing-duration>
    <meta:editing-cycles>1</meta:editing-cycles>
    <meta:document-statistic meta:table-count="0" meta:image-count="0" meta:object-count="0" meta:page-count="4" meta:paragraph-count="24" meta:word-count="1025" meta:character-count="6682" meta:non-whitespace-character-count="5682"/>
    <meta:generator>LibreOffice/7.5.2.2$Windows_X86_64 LibreOffice_project/53bb9681a964705cf672590721dbc85eb4d0c3a2</meta:generator>
  </office:meta>
</office:document-meta>
</file>